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P1" style:family="paragraph" style:parent-style-name="Footnote_20_Text">
      <style:paragraph-properties style:writing-mode="lr-tb"/>
      <style:text-properties officeooo:paragraph-rsid="000e37c6"/>
    </style:style>
    <style:style style:name="P2" style:family="paragraph" style:parent-style-name="Footer">
      <style:paragraph-properties fo:text-align="center" style:justify-single-word="false"/>
    </style:style>
    <style:style style:name="P3" style:family="paragraph" style:parent-style-name="Heading_20_1">
      <style:paragraph-properties fo:text-align="center" style:justify-single-word="false"/>
      <style:text-properties fo:font-size="14pt" style:font-size-asian="14pt" style:font-size-complex="14pt"/>
    </style:style>
    <style:style style:name="P4" style:family="paragraph" style:parent-style-name="Heading_20_1">
      <style:paragraph-properties fo:text-align="center" style:justify-single-word="false"/>
    </style:style>
    <style:style style:name="P5" style:family="paragraph" style:parent-style-name="Standard" style:master-page-name="First_20_Page">
      <style:paragraph-properties style:page-number="auto"/>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0e37c6"/>
    </style:style>
    <style:style style:name="P8" style:family="paragraph" style:parent-style-name="Text_20_body">
      <style:paragraph-properties fo:text-align="center" style:justify-single-word="false"/>
      <style:text-properties officeooo:rsid="000cef5a" officeooo:paragraph-rsid="000cef5a"/>
    </style:style>
    <style:style style:name="P9" style:family="paragraph" style:parent-style-name="Text_20_body">
      <style:paragraph-properties fo:text-align="center" style:justify-single-word="false"/>
      <style:text-properties officeooo:rsid="000cef5a" officeooo:paragraph-rsid="000e37c6"/>
    </style:style>
    <style:style style:name="P10" style:family="paragraph" style:parent-style-name="Text_20_body">
      <style:paragraph-properties fo:margin-top="0in" fo:margin-bottom="0in" style:contextual-spacing="false"/>
    </style:style>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1"/>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2"/>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list-style-name="L3"/>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5">
      <style:paragraph-properties fo:margin-top="0in" fo:margin-bottom="0in" style:contextual-spacing="false"/>
    </style:style>
    <style:style style:name="P20" style:family="paragraph" style:parent-style-name="Text_20_body" style:list-style-name="L5"/>
    <style:style style:name="P21" style:family="paragraph" style:parent-style-name="Text_20_body" style:list-style-name="L6">
      <style:paragraph-properties fo:margin-top="0in" fo:margin-bottom="0in" style:contextual-spacing="false"/>
    </style:style>
    <style:style style:name="P22" style:family="paragraph" style:parent-style-name="Text_20_body" style:list-style-name="L6"/>
    <style:style style:name="P23" style:family="paragraph" style:parent-style-name="Text_20_body">
      <style:paragraph-properties fo:text-align="center" style:justify-single-word="false" fo:break-before="page"/>
      <style:text-properties officeooo:rsid="000e37c6" officeooo:paragraph-rsid="000e37c6"/>
    </style:style>
    <style:style style:name="P24"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rsid="008b8f32" officeooo:paragraph-rsid="000e37c6"/>
    </style:style>
    <style:style style:name="P25"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style:font-name="Times New Roman1" fo:font-weight="normal" officeooo:rsid="0055db3f" officeooo:paragraph-rsid="000e37c6" style:font-weight-asian="normal" style:font-weight-complex="normal" loext:padding="0in" loext:border="none" loext:shadow="none"/>
    </style:style>
    <style:style style:name="P26"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0e37c6" style:font-weight-asian="normal" style:font-weight-complex="normal" loext:padding="0in" loext:border="none" loext:shadow="none"/>
    </style:style>
    <style:style style:name="P27"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fo:font-weight="normal" officeooo:rsid="008b8f32" officeooo:paragraph-rsid="000e37c6" style:font-weight-asian="normal" style:font-weight-complex="normal"/>
    </style:style>
    <style:style style:name="T1" style:family="text">
      <style:text-properties officeooo:rsid="000cef5a"/>
    </style:style>
    <style:style style:name="T2" style:family="text">
      <style:text-properties fo:font-size="14pt" style:font-size-asian="14pt" style:font-size-complex="14pt"/>
    </style:style>
    <style:style style:name="T3" style:family="text">
      <style:text-properties fo:font-size="14pt" officeooo:rsid="000e37c6" style:font-size-asian="14pt" style:font-size-complex="14pt"/>
    </style:style>
    <style:style style:name="T4" style:family="text">
      <style:text-properties fo:font-size="14pt" officeooo:rsid="000cef5a" style:font-size-asian="14pt" style:font-size-complex="14pt"/>
    </style:style>
    <style:style style:name="T5" style:family="text">
      <style:text-properties fo:font-size="14pt" fo:font-weight="normal" officeooo:rsid="00004d6a" style:font-size-asian="14pt" style:font-weight-asian="normal" style:font-size-complex="14pt" style:font-weight-complex="normal"/>
    </style:style>
    <style:style style:name="T6" style:family="text">
      <style:text-properties fo:language="en" fo:country="US" fo:font-weight="normal" officeooo:rsid="0476a78b" style:font-weight-asian="normal" style:font-weight-complex="normal"/>
    </style:style>
    <style:style style:name="T7" style:family="text">
      <style:text-properties fo:language="en" fo:country="US" fo:font-weight="normal" officeooo:rsid="008b8f32" style:font-weight-asian="normal" style:font-weight-complex="normal"/>
    </style:style>
    <style:style style:name="T8" style:family="text">
      <style:text-properties fo:language="en" fo:country="US" fo:font-weight="normal" officeooo:rsid="000443d0" style:font-weight-asian="normal" style:font-weight-complex="normal"/>
    </style:style>
    <style:style style:name="T9" style:family="text">
      <style:text-properties fo:language="en" fo:country="US" fo:font-weight="normal" officeooo:rsid="0455e0a6" style:font-weight-asian="normal" style:font-weight-complex="normal"/>
    </style:style>
    <style:style style:name="T10" style:family="text">
      <style:text-properties fo:language="en" fo:country="US" fo:font-weight="normal" officeooo:rsid="002f88b2" style:font-weight-asian="normal" style:font-weight-complex="normal"/>
    </style:style>
    <style:style style:name="T11" style:family="text">
      <style:text-properties fo:language="en" fo:country="US" fo:font-weight="normal" officeooo:rsid="0055db3f" style:font-weight-asian="normal" style:font-weight-complex="normal"/>
    </style:style>
    <style:style style:name="T12" style:family="text">
      <style:text-properties fo:language="en" fo:country="US" fo:font-weight="normal" officeooo:rsid="0456ab71" style:font-weight-asian="normal" style:font-weight-complex="normal"/>
    </style:style>
    <style:style style:name="T13" style:family="text">
      <style:text-properties fo:language="en" fo:country="US" fo:font-weight="normal" officeooo:rsid="0044e898" style:font-weight-asian="normal" style:font-weight-complex="normal"/>
    </style:style>
    <style:style style:name="T14" style:family="text">
      <style:text-properties fo:language="en" fo:country="US" fo:font-weight="normal" officeooo:rsid="002260d9" style:font-weight-asian="normal" style:font-weight-complex="normal"/>
    </style:style>
    <style:style style:name="T15" style:family="text">
      <style:text-properties fo:language="en" fo:country="US" fo:font-weight="normal" officeooo:rsid="00370a6e" style:font-weight-asian="normal" style:font-weight-complex="normal"/>
    </style:style>
    <style:style style:name="T16" style:family="text">
      <style:text-properties fo:language="en" fo:country="US" fo:font-weight="normal" officeooo:rsid="00a25c9e" style:font-weight-asian="normal" style:font-weight-complex="normal"/>
    </style:style>
    <style:style style:name="T17" style:family="text">
      <style:text-properties fo:language="en" fo:country="US" fo:font-weight="normal" officeooo:rsid="0459f5ed" style:font-weight-asian="normal" style:font-weight-complex="normal"/>
    </style:style>
    <style:style style:name="T18" style:family="text">
      <style:text-properties fo:language="en" fo:country="US" fo:font-weight="normal" officeooo:rsid="009d2142" style:font-weight-asian="normal" style:font-weight-complex="normal"/>
    </style:style>
    <style:style style:name="T19" style:family="text">
      <style:text-properties fo:language="en" fo:country="US" fo:font-weight="normal" officeooo:rsid="0009d307" style:font-weight-asian="normal" style:font-weight-complex="normal"/>
    </style:style>
    <style:style style:name="T20" style:family="text">
      <style:text-properties officeooo:rsid="004895a8"/>
    </style:style>
    <style:style style:name="T21" style:family="text">
      <style:text-properties fo:font-weight="normal" style:font-weight-asian="normal" style:font-weight-complex="normal"/>
    </style:style>
    <style:style style:name="T22" style:family="text">
      <style:text-properties fo:font-weight="normal" officeooo:rsid="00370a6e" style:font-weight-asian="normal" style:font-weight-complex="normal"/>
    </style:style>
    <style:style style:name="T23" style:family="text">
      <style:text-properties fo:font-weight="normal" officeooo:rsid="00004d6a" style:font-weight-asian="normal" style:font-weight-complex="normal"/>
    </style:style>
    <style:style style:name="T24" style:family="text">
      <style:text-properties fo:font-weight="normal" officeooo:rsid="0000d327" style:font-weight-asian="normal" style:font-weight-complex="normal"/>
    </style:style>
    <style:style style:name="T25" style:family="text">
      <style:text-properties fo:font-weight="normal" officeooo:rsid="0002873c" style:font-weight-asian="normal" style:font-weight-complex="normal"/>
    </style:style>
    <style:style style:name="T26" style:family="text">
      <style:text-properties fo:font-weight="normal" officeooo:rsid="000e6090" style:font-weight-asian="normal" style:font-weight-complex="normal"/>
    </style:style>
    <style:style style:name="T27" style:family="text">
      <style:text-properties officeooo:rsid="008b8f32"/>
    </style:style>
    <style:style style:name="T28" style:family="text">
      <style:text-properties officeooo:rsid="00a303d7"/>
    </style:style>
    <style:style style:name="T29" style:family="text">
      <style:text-properties fo:font-style="italic" style:font-style-asian="italic"/>
    </style:style>
    <style:style style:name="T30"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P3" text:outline-level="1"><text:span text:style-name="T1">TLDR: </text:span>Electronic Journals and the Transformation of Scholarly Communication: Constraints and Technical Possibilities</text:h>
      <text:p text:style-name="P6"><text:span text:style-name="T2"/></text:p>
      <text:p text:style-name="P6"><text:span text:style-name="T2"/></text:p>
      <text:p text:style-name="P7"><text:span text:style-name="Strong_20_Emphasis"><text:span text:style-name="T24"/></text:span></text:p>
      <text:p text:style-name="P7"><text:span text:style-name="Strong_20_Emphasis"><text:span text:style-name="T25"/></text:span></text:p>
      <text:p text:style-name="P7"><text:span text:style-name="Strong_20_Emphasis"><text:span text:style-name="T25">Kimi </text:span></text:span><text:span text:style-name="Strong_20_Emphasis"><text:span text:style-name="T26">2.6 Thinking</text:span></text:span></text:p>
      <text:p text:style-name="P7"><text:span text:style-name="Strong_20_Emphasis"><text:span text:style-name="T21"/></text:span></text:p>
      <text:p text:style-name="P7"><text:span text:style-name="Strong_20_Emphasis"><text:span text:style-name="T23"/></text:span></text:p>
      <text:p text:style-name="P7"><text:span text:style-name="Strong_20_Emphasis"><text:span text:style-name="T23"/></text:span></text:p>
      <text:p text:style-name="P7"><text:span text:style-name="Strong_20_Emphasis"><text:span text:style-name="T23"/></text:span></text:p>
      <text:p text:style-name="P25"><text:span text:style-name="T28">Support the SpiritWiki</text:span><text:span text:style-name="T27"><text:line-break/>Join </text:span>our <text:a xlink:type="simple" xlink:href="https://www.patreon.com/posts/107392422?collection=151795" text:style-name="Internet_20_link" text:visited-style-name="Visited_20_Internet_20_Link">Patreon</text:a></text:p>
      <text:p text:style-name="P26"/>
      <text:p text:style-name="P26"/>
      <text:p text:style-name="P26"/>
      <text:p text:style-name="P27">The most up to date version of this article <text:line-break/>may be found at the SpiritWiki Repository.</text:p>
      <text:p text:style-name="P24"><text:span text:style-name="T21"/></text:p>
      <text:p text:style-name="P24"><text:a xlink:type="simple" xlink:href="https://repo-spiritwiki.lightningpath.org/" text:style-name="Internet_20_link" text:visited-style-name="Visited_20_Internet_20_Link"><text:span text:style-name="T21">https://repo-spiritwiki.lightningpath.org</text:span></text:a></text:p>
      <text:p text:style-name="P24"><text:span text:style-name="Strong_20_Emphasis"><text:span text:style-name="T5"/></text:span></text:p>
      <text:p text:style-name="P8"><text:span text:style-name="T2"/></text:p>
      <text:p text:style-name="Text_20_body"><text:span text:style-name="T4"><text:line-break/></text:span><text:span text:style-name="T30">This is a TLDR for my 1999 Dissertation “Electronic Journals and the Transformation of Scholarly Communication: Constraints and Technical Possibilities” </text:span><text:reference-mark-start text:name="ZOTERO_ITEM CSL_CITATION {&quot;citationID&quot;:&quot;sdFtFaMd&quot;,&quot;properties&quot;:{&quot;unsorted&quot;:false,&quot;formattedCitation&quot;:&quot;(Sosteric, 1999)&quot;,&quot;plainCitation&quot;:&quot;(Sosteric, 1999)&quot;,&quot;noteIndex&quot;:0},&quot;citationItems&quot;:[{&quot;id&quot;:4766,&quot;uris&quot;:[&quot;http://zotero.org/users/4295591/items/G3PKJ7CF&quot;],&quot;itemData&quot;:{&quot;id&quot;:4766,&quot;type&quot;:&quot;thesis&quot;,&quot;publisher&quot;:&quot;University of Alberta&quot;,&quot;publisher-place&quot;:&quot;Alberta&quot;,&quot;title&quot;:&quot;Electronic Journals and the Transformation of Scholarly Communication: Constraints and Technical Possibilities&quot;,&quot;URL&quot;:&quot;https://www.academia.edu/69375965/&quot;,&quot;author&quot;:[{&quot;family&quot;:&quot;Sosteric&quot;,&quot;given&quot;:&quot;Mike&quot;}],&quot;issued&quot;:{&quot;date-parts&quot;:[[&quot;1999&quot;]]}}}],&quot;schema&quot;:&quot;https://github.com/citation-style-language/schema/raw/master/csl-citation.json&quot;} RNDNlcqmEjXFr"/><text:span text:style-name="T30">(Sosteric, 1999)</text:span><text:reference-mark-end text:name="ZOTERO_ITEM CSL_CITATION {&quot;citationID&quot;:&quot;sdFtFaMd&quot;,&quot;properties&quot;:{&quot;unsorted&quot;:false,&quot;formattedCitation&quot;:&quot;(Sosteric, 1999)&quot;,&quot;plainCitation&quot;:&quot;(Sosteric, 1999)&quot;,&quot;noteIndex&quot;:0},&quot;citationItems&quot;:[{&quot;id&quot;:4766,&quot;uris&quot;:[&quot;http://zotero.org/users/4295591/items/G3PKJ7CF&quot;],&quot;itemData&quot;:{&quot;id&quot;:4766,&quot;type&quot;:&quot;thesis&quot;,&quot;publisher&quot;:&quot;University of Alberta&quot;,&quot;publisher-place&quot;:&quot;Alberta&quot;,&quot;title&quot;:&quot;Electronic Journals and the Transformation of Scholarly Communication: Constraints and Technical Possibilities&quot;,&quot;URL&quot;:&quot;https://www.academia.edu/69375965/&quot;,&quot;author&quot;:[{&quot;family&quot;:&quot;Sosteric&quot;,&quot;given&quot;:&quot;Mike&quot;}],&quot;issued&quot;:{&quot;date-parts&quot;:[[&quot;1999&quot;]]}}}],&quot;schema&quot;:&quot;https://github.com/citation-style-language/schema/raw/master/csl-citation.json&quot;} RNDNlcqmEjXFr"/><text:span text:style-name="T30">. <text:s text:c="2"/></text:span></text:p>
      <text:p text:style-name="P9"><text:a xlink:type="simple" xlink:href="https://repo-spiritwiki.lightningpath.org/HUMAN/sosteric-dissertation-electronic-journals-and-the-transformation-of-scholarly-publication.pdf" text:style-name="Internet_20_link" text:visited-style-name="Visited_20_Internet_20_Link"><text:span text:style-name="T30">https://repo-spiritwiki.lightningpath.org/HUMAN/sosteric-dissertation-electronic-journals-and-the-transformation-of-scholarly-publication.pdf</text:span></text:a></text:p>
      <text:p text:style-name="P9"><text:soft-page-break/><text:span text:style-name="T2"/></text:p>
      <text:h text:style-name="P4" text:outline-level="1"><text:span text:style-name="Strong_20_Emphasis">Overall Thesis</text:span></text:h>
      <text:p text:style-name="P10">Mike Sosteric argues that the scholarly communication system is in a state of profound crisis. The original Enlightenment ideal of the scholarly journal—rapid, open, democratic dissemination of knowledge necessary for scientific and social progress (the “Baconian ideal”)—has been betrayed by exponential journal proliferation, predatory commercial pricing, and systemic inequality. While electronic journals offer the technical potential to restore this ideal and dramatically reduce costs, that potential is being actively blocked by commercial publishers and global neoliberal political agendas that seek to commodify knowledge. The dissertation proposes and demonstrates, through the <text:span text:style-name="Strong_20_Emphasis">International Consortium for Alternative Academic Publication (ICAAP)</text:span>, that a low-cost, high-value, non-commercial alternative is technically feasible using open-source software, distributed expertise, and a sophisticated SGML/XML production system. The ultimate obstacle is not technical but political.</text:p>
      <text:h text:style-name="Heading_20_2" text:outline-level="2"><text:span text:style-name="Strong_20_Emphasis">Introduction</text:span></text:h>
      <text:p text:style-name="P10">The introduction establishes the immediate crisis: decades of price increases, journal proliferation, and failing infrastructure have eroded library collections and limited access for students and scholars. Early optimism held that electronic publication would circumvent these inefficiencies, yet reform has stalled due to defensive reactions from traditional and commercial presses, a lack of coordination among stakeholders, and the encroachment of neoliberal market ideology into the university. The author introduces his own initiative, ICAAP, as a practical attempt to build an alternative infrastructure. He outlines the dissertation’s trajectory: from the historical origins of the journal, through current empirical crises, the technical potentials of electronic publication, the political blockages preventing reform, and finally, a detailed technical and economic blueprint for an alternative system.</text:p>
      <text:h text:style-name="Heading_20_2" text:outline-level="2"><text:span text:style-name="Strong_20_Emphasis">Chapter One: Epistemological Ideals and Historical Realities</text:span></text:h>
      <text:p text:style-name="P10"><text:span text:style-name="Strong_20_Emphasis">Logic:</text:span> This chapter establishes the normative benchmark against which the rest of the dissertation measures the current system. If the journal was created to fulfill a specific democratic and scientific mission, subsequent chapters can demonstrate how far the present reality has fallen short.</text:p>
      <text:p text:style-name="Text_20_body"><text:span text:style-name="Strong_20_Emphasis">Key Points:</text:span></text:p>
      <text:list text:style-name="L1">
        <text:list-item>
          <text:p text:style-name="P11"><text:soft-page-break/><text:span text:style-name="Strong_20_Emphasis">Origins:</text:span> The primary scholarly journal emerged in 1665 (<text:span text:style-name="Emphasis">Philosophical Transactions</text:span>, <text:span text:style-name="Emphasis">Journal des Scavans</text:span>) to solve an information crisis: the scholarly letter and book were too slow and too private for the new empirical sciences.</text:p>
        </text:list-item>
        <text:list-item>
          <text:p text:style-name="P11"><text:span text:style-name="Strong_20_Emphasis">The Baconian Ideal:</text:span> Figures like Francis Bacon saw open, rapid communication as the foundation of a utopian scientific society (the “House of Saloman”). Later, Habermas identified this open communication as essential to a functioning democratic public sphere.</text:p>
        </text:list-item>
        <text:list-item>
          <text:p text:style-name="P11"><text:span text:style-name="Strong_20_Emphasis">Closure from the Start:</text:span> Despite the democratic rhetoric, the system was never fully open. It was limited by class, gender, geography, and the masculinization of scientific discourse (detachment, objectivity). Over time, professionalization stripped journals of their public-political content.</text:p>
        </text:list-item>
        <text:list-item>
          <text:p text:style-name="P11"><text:span text:style-name="Strong_20_Emphasis">Formal vs. Informal Systems:</text:span> The chapter details the formal system (primary, secondary, tertiary literature) and its functions: current awareness, archiving, gatekeeping (peer review), and priority/tenure. It also explicates the informal system (conferences, letters, invisible colleges), which accounts for an estimated four-fifths of scientific communication.</text:p>
        </text:list-item>
        <text:list-item>
          <text:p text:style-name="P12"><text:span text:style-name="Strong_20_Emphasis">Structured Inequality:</text:span> The informal system is critical for career advancement but requires significant resources (travel, networks). This creates what Merton called the “Matthew Effect”: those with access accumulate advantages, while marginalized scholars (women, young researchers, developing nations) are excluded. The irony is stark: the journal system, designed to replace private letters with public discourse, has forced cutting-edge communication back into semi-private, elitist networks.</text:p>
        </text:list-item>
      </text:list>
      <text:h text:style-name="Heading_20_2" text:outline-level="2" text:is-list-header="true"><text:span text:style-name="Strong_20_Emphasis">Chapter Two: Current Challenges</text:span></text:h>
      <text:p text:style-name="P10"><text:span text:style-name="Strong_20_Emphasis">Logic:</text:span> Having established the ideal in Chapter One, this chapter provides the empirical evidence of systemic failure. It demonstrates that delay, proliferation, and cost are not merely administrative problems but structural crises that undermine the journal’s original functions.</text:p>
      <text:p text:style-name="Text_20_body"><text:span text:style-name="Strong_20_Emphasis">Key Points:</text:span></text:p>
      <text:list text:style-name="L2">
        <text:list-item>
          <text:p text:style-name="P13"><text:span text:style-name="Strong_20_Emphasis">Publication Delay:</text:span> The average delay from project completion to print is 28 months in natural sciences and 32 in social sciences; in archaeology, it can be 10–30 years. Postal delays, reviewer backlogs, and space limitations mean journals no longer provide current awareness.</text:p>
        </text:list-item>
        <text:list-item>
          <text:p text:style-name="P13"><text:span text:style-name="Strong_20_Emphasis">Social Stratification:</text:span> Because delay forces researchers into the informal system, those without resources to attend conferences or join invisible colleges are systematically <text:soft-page-break/>disadvantaged. This reinforces global inequality between research “centers” and “peripheries,” and disadvantages young scholars who need rapid publication for tenure.</text:p>
        </text:list-item>
        <text:list-item>
          <text:p text:style-name="P13"><text:span text:style-name="Strong_20_Emphasis">Journal Proliferation:</text:span> Exponential growth since the 17th century has made bibliographic control nearly impossible. Causes include the maturation of science, fragmentation of disciplines, and pathological “publish or perish” behaviors (salami publication). Commercial “twigging”—splitting journals into niche titles to extract more revenue—exacerbates the problem.</text:p>
        </text:list-item>
        <text:list-item>
          <text:p text:style-name="P13"><text:span text:style-name="Strong_20_Emphasis">The Serials Cost Crunch:</text:span> This is the centerpiece of the chapter. Commercial publishers (Elsevier, Springer, Pergamon) exploit the inelastic demand of libraries. Drawing on Sandra Moline’s data (Table 1), Sosteric shows that commercial publishers charge differentially by discipline, with STM journals costing 3.65 times more per character than society-published STM journals. Between 1973 and 1985, commercial prices rose approximately 400% versus 240% for society publishers (Table 2).</text:p>
        </text:list-item>
        <text:list-item>
          <text:p text:style-name="P14"><text:span text:style-name="Strong_20_Emphasis">Consequences:</text:span> Libraries have moved from reactive coping (canceling duplicates) to proactive retrenchment. ARL data show monograph purchases declined 21% and serials acquisitions dropped from 33% to 26% of the total universe. The humanities and social sciences face extinction as libraries are forced to prioritize high-cost STM titles.</text:p>
        </text:list-item>
      </text:list>
      <text:h text:style-name="Heading_20_2" text:outline-level="2" text:is-list-header="true"><text:span text:style-name="Strong_20_Emphasis">Chapter Three: Electronic Journals</text:span></text:h>
      <text:p text:style-name="P10"><text:span text:style-name="Strong_20_Emphasis">Logic:</text:span> If Chapter Two diagnoses the disease, Chapter Three identifies the cure—at least in potential. It systematically examines how electronic publication can reverse each of the crises identified in Chapter Two.</text:p>
      <text:p text:style-name="Text_20_body"><text:span text:style-name="Strong_20_Emphasis">Key Points:</text:span></text:p>
      <text:list text:style-name="L3">
        <text:list-item>
          <text:p text:style-name="P15"><text:span text:style-name="Strong_20_Emphasis">Technical Maturity:</text:span> By the late 1990s, limitations in hardware, bandwidth, and interface design had been overcome by the World Wide Web, making electronic journals viable.</text:p>
        </text:list-item>
        <text:list-item>
          <text:p text:style-name="P15"><text:span text:style-name="Strong_20_Emphasis">Enhancing Access:</text:span> Electronic journals can democratize access globally. Hypertext allows readers to follow citations instantly. Developing nations can bypass expensive physical infrastructure; Odlyzko argues a T1 connection is cheaper than a Princeton library budget. Electronic formats also improve accessibility for disabled users.</text:p>
        </text:list-item>
        <text:list-item>
          <text:p text:style-name="P15"><text:span text:style-name="Strong_20_Emphasis">Reducing Delay:</text:span> Email-based peer review and elimination of typesetting, printing, and mailing can compress the publication cycle from years to weeks. The DigMaster <text:soft-page-break/>archaeology project reduced delay from 10–20 years to 2.5 years. Citation analysis (immediacy index) shows electronic journals have higher currency impact.</text:p>
        </text:list-item>
        <text:list-item>
          <text:p text:style-name="P15"><text:span text:style-name="Strong_20_Emphasis">Reducing Cost:</text:span> This is the most contested benefit. Sosteric breaks down paper journal costs (Table 4): editing labour (25%), typesetting (25%), printing labour (25%), paper (10%), postage (10%). Electronic-only publication immediately eliminates paper, printing, and postage (45% minimum savings). If editorial labour is streamlined through automation, savings could reach 64–75%.</text:p>
        </text:list-item>
        <text:list-item>
          <text:p text:style-name="P16"><text:span text:style-name="Strong_20_Emphasis">The “Electronic First” Insight:</text:span> Drawing on Peter Boyce of the American Astronomical Society, Sosteric argues that if production is reconceptualized to start with an SGML/XML electronic version, generating both HTML and print becomes cheaper than paper-only production (up to 10% savings even for dual-format journals). The problem is that traditional publishers think “paper first,” which adds cost rather than reducing it.</text:p>
        </text:list-item>
      </text:list>
      <text:h text:style-name="Heading_20_2" text:outline-level="2" text:is-list-header="true"><text:span text:style-name="Strong_20_Emphasis">Chapter Four: Obstacles to Reform</text:span></text:h>
      <text:p text:style-name="P10"><text:span text:style-name="Strong_20_Emphasis">Logic:</text:span> Chapter Three showed what <text:span text:style-name="Emphasis">could</text:span> happen; Chapter Four explains why it <text:span text:style-name="Emphasis">hasn’t</text:span> happened. It shifts from technical potential to political economy, identifying the actors and ideologies blocking reform.</text:p>
      <text:p text:style-name="Text_20_body"><text:span text:style-name="Strong_20_Emphasis">Key Points:</text:span></text:p>
      <text:list text:style-name="L4">
        <text:list-item>
          <text:p text:style-name="P17"><text:span text:style-name="Strong_20_Emphasis">The Revolution That Wasn’t:</text:span> Early calls for solidarity (Okerson, Thompson, Astle) failed because of scholar myopia and antagonism between independent e-journal pioneers and traditional publishers (societies, university presses). Each side saw the other as the enemy rather than the commercial presses.</text:p>
        </text:list-item>
        <text:list-item>
          <text:p text:style-name="P17"><text:span text:style-name="Strong_20_Emphasis">Debunking Traditionalist Arguments:</text:span> The author dismantles MIT Press’s Janet Fisher’s claims that independents cannot handle rights management, marketing, or indexing. In an electronic environment, these functions are either automated (search engines, URL-minders) or rendered obsolete by open-access models and author-retained copyrights.</text:p>
        </text:list-item>
        <text:list-item>
          <text:p text:style-name="P17"><text:span text:style-name="Strong_20_Emphasis">Commercial Press Resistance:</text:span> Commercial publishers are not merely adapting to electronic formats; they are actively working to replicate and extend their monopoly power online. Initiatives like Elsevier’s TULIP and the UK SuperJournal project position them as gatekeepers. They promote high-cost “big tail fins” models (complex multimedia STM formats) as the universal standard to justify continued high pricing.</text:p>
        </text:list-item>
        <text:list-item>
          <text:p text:style-name="P17"><text:soft-page-break/><text:span text:style-name="Strong_20_Emphasis">Market Power:</text:span> Large publishers can suppress document delivery alternatives by charging punitive per-page fees, forcing libraries back into subscriptions. They leverage back archives and multi-title databases to create interlinked systems that small independents cannot match.</text:p>
        </text:list-item>
        <text:list-item>
          <text:p text:style-name="P18"><text:span text:style-name="Strong_20_Emphasis">Political Shifts (Neoliberalism):</text:span> The gravest obstacle is ideological. The global rise of neoliberalism seeks to privatize public education and meter information for profit. The World Bank explicitly advocates “radical restructuring” of higher education along market lines. In Canada, Industry Canada attempted to force a monopoly e-publishing structure on learned journals, revealing government complicity in creating centralized, commercial control rather than open, distributed alternatives.</text:p>
        </text:list-item>
      </text:list>
      <text:h text:style-name="Heading_20_2" text:outline-level="2" text:is-list-header="true"><text:span text:style-name="Strong_20_Emphasis">Chapter Five: Bringing Reform to the Scholarly Communication System: Alternative Models</text:span></text:h>
      <text:p text:style-name="P10"><text:span text:style-name="Strong_20_Emphasis">Logic:</text:span> Having identified the blockages, this chapter proposes a concrete organizational and technical strategy to overcome them. It moves from critique to construction, detailing the ICAAP model.</text:p>
      <text:p text:style-name="Text_20_body"><text:span text:style-name="Strong_20_Emphasis">Key Points:</text:span></text:p>
      <text:list text:style-name="L5">
        <text:list-item>
          <text:p text:style-name="P19"><text:span text:style-name="Strong_20_Emphasis">Beyond Passive Resistance:</text:span> Passive strategies like interlibrary loan and consortia are insufficient. Libraries must become active publishers. The ICOLC and SPARC initiatives represent a new willingness to compete directly with commercial publishers.</text:p>
        </text:list-item>
        <text:list-item>
          <text:p text:style-name="P19"><text:span text:style-name="Strong_20_Emphasis">ICAAP Strategy:</text:span> ICAAP is an international consortium of scholars, librarians, and programmers designed to centralize technological R&amp;D while distributing publication control. Its strategy rests on four planks:</text:p>
          <text:list>
            <text:list-item>
              <text:p text:style-name="P19"><text:span text:style-name="Strong_20_Emphasis">Open Source Software:</text:span> Linux, Perl, LaTeX, and other free tools provide industrial-grade infrastructure without licensing fees. The “Halloween Documents” (Microsoft’s internal memos) are cited as evidence that open source has become a genuine competitive threat to commercial software.</text:p>
            </text:list-item>
            <text:list-item>
              <text:p text:style-name="P19"><text:span text:style-name="Strong_20_Emphasis">Centres of Excellence:</text:span> Rather than duplicating expertise, ICAAP leverages partnerships. With H-Net, it provides free conferencing services. With the Internet Access Laboratory (IALAB) at the University of Evansville, it develops the <text:span text:style-name="Strong_20_Emphasis">Goliath Project</text:span>—a DAVID-based limited-area search engine (LASE) that provides free, peer-reviewed indexing of independent journals.</text:p>
            </text:list-item>
            <text:list-item>
              <text:p text:style-name="P19"><text:soft-page-break/><text:span text:style-name="Strong_20_Emphasis">Open Production System:</text:span> ICAAP freely distributes not just research but the actual software tools it develops.</text:p>
            </text:list-item>
            <text:list-item>
              <text:p text:style-name="P19"><text:span text:style-name="Strong_20_Emphasis">IXML (ICAAP eXtended Markup Language):</text:span> The technical linchpin. IXML is an SGML/XML application based on a stripped-down, disciplined version of HTML. It adds scholarly structural elements: a robust <text:span text:style-name="Source_20_Text">&lt;head&gt;</text:span> containing bibliographic metadata (indexinggroup, seriesgroup, publicationgroup, resourcegroup), plus controlled body elements for endnotes, references, and appendices.</text:p>
            </text:list-item>
          </text:list>
        </text:list-item>
        <text:list-item>
          <text:p text:style-name="P19"><text:span text:style-name="Strong_20_Emphasis">IXML in Detail:</text:span> The chapter provides extensive technical detail (Figures 1–14). The key advantage is <text:span text:style-name="Strong_20_Emphasis">structured data</text:span>. By forcing bibliographic metadata into a controlled header and removing deprecated HTML presentation tags (replaced by Cascading Style Sheets), IXML enables:</text:p>
          <text:list>
            <text:list-item text:start-value="1">
              <text:p text:style-name="P19">Automated parsing and error-free conversion.</text:p>
            </text:list-item>
            <text:list-item>
              <text:p text:style-name="P19">Multi-format output (HTML, PDF, print) from a single source file.</text:p>
            </text:list-item>
            <text:list-item>
              <text:p text:style-name="P19">Sophisticated indexing by search engines like Goliath/DAVID.</text:p>
            </text:list-item>
            <text:list-item>
              <text:p text:style-name="P20">Unique persistent identifiers (IUICODE) for every article, solving the “link rot” problem.</text:p>
            </text:list-item>
          </text:list>
        </text:list-item>
      </text:list>
      <text:h text:style-name="Heading_20_2" text:outline-level="2" text:is-list-header="true"><text:span text:style-name="Strong_20_Emphasis">Chapter Six: The Future of Scholarly Publication on the Internet</text:span></text:h>
      <text:p text:style-name="P10"><text:span text:style-name="Strong_20_Emphasis">Logic:</text:span> This final chapter serves as the empirical and economic proof-of-concept for the model proposed in Chapter Five. It translates technical capabilities into concrete cost savings, demonstrating that the alternative is not merely idealistic but economically superior.</text:p>
      <text:p text:style-name="Text_20_body"><text:span text:style-name="Strong_20_Emphasis">Key Points:</text:span></text:p>
      <text:list text:style-name="L6">
        <text:list-item>
          <text:p text:style-name="P21"><text:span text:style-name="Strong_20_Emphasis">Infrastructure Costs:</text:span> Hardware, storage, and bandwidth costs have plummeted. Paul Ginsparg noted in 1994 that storing all physics papers cost pennies; by 1999, a gigabyte of storage was around $100. ICAAP itself operates its server infrastructure at trivial cost using open-source software and shared university bandwidth.</text:p>
        </text:list-item>
        <text:list-item>
          <text:p text:style-name="P21"><text:span text:style-name="Strong_20_Emphasis">Labour Costs Revisited:</text:span> The IXML system allows dramatic automation of clerical tasks. When authors submit properly tagged manuscripts, software can handle acknowledgment, referee routing, formatting, and database entry without paid staff. The <text:span text:style-name="Emphasis">Conservation Ecology</text:span> journal is cited as an example where automated peer-review management eliminates most clerical labour.</text:p>
        </text:list-item>
        <text:list-item>
          <text:p text:style-name="P21"><text:soft-page-break/><text:span text:style-name="Strong_20_Emphasis">Revised Cost Model:</text:span> Tables 5, 6, and 7 present costing models showing that with open-source infrastructure, volunteer/distributed editorial labour, and IXML automation, the cost of producing an electronic journal can be reduced to a fraction of commercial estimates. Even parallel paper+electronic production can achieve net savings if built on an “electronic first” SGML workflow.</text:p>
        </text:list-item>
        <text:list-item>
          <text:p text:style-name="P21"><text:span text:style-name="Strong_20_Emphasis">Value Added:</text:span> The chapter emphasizes that cost reduction does not mean quality reduction. Automated indexing robots, sophisticated search interfaces, and global mirroring provide <text:span text:style-name="Emphasis">more</text:span> functionality than commercial systems, not less. The Goliath/DAVID engine promises to bridge the gap between the public and the university by making validated, peer-reviewed scholarly work freely and efficiently discoverable.</text:p>
        </text:list-item>
        <text:list-item>
          <text:p text:style-name="P22"><text:span text:style-name="Strong_20_Emphasis">The Baconian Ideal Revisited:</text:span> The dissertation closes by arguing that for the first time since 1665, the technology exists to realize the original vision: a global, high-speed, low-cost, open scholarly communication system. The only question is whether the political will exists to resist commercial enclosure and seize the opportunity.</text:p>
        </text:list-item>
      </text:list>
      <text:h text:style-name="Heading_20_2" text:outline-level="2"><text:span text:style-name="Strong_20_Emphasis">Conclusion</text:span></text:h>
      <text:p text:style-name="P10">The conclusion reiterates the dissertation’s core argument: the scholarly journal was born of an Enlightenment vision linking open communication to social progress. Three centuries later, commercial monopolies and neoliberal politics have nearly destroyed that vision. Electronic technology, properly exploited through non-commercial, cooperative models like ICAAP, offers a viable path back to—and beyond—that original ideal. The final choice presented is explicitly political: either move toward a global “House of Salomon,” or allow scholarly communication to become a privatized, two-tiered service benefiting only wealthy institutions and massive publishing conglomerates.</text:p>
      <text:p text:style-name="P9"><text:span text:style-name="T2"/></text:p>
      <text:p text:style-name="P23"><text:span text:style-name="T2">References</text:span></text:p>
      <text:section text:style-name="Sect1" text:name="ZOTERO_BIBL {&quot;uncited&quot;:[],&quot;omitted&quot;:[],&quot;custom&quot;:[]} CSL_BIBLIOGRAPHY RNDSGgG3TCSYd">
        <text:p text:style-name="Bibliography_20_1">Sosteric, M. (1999). <text:span text:style-name="T29">Electronic Journals and the Transformation of Scholarly Communication: Constraints and Technical Possibilities</text:span> [University of Alberta]. https://www.academia.edu/6937596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701in" fo:margin-bottom="0.2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ormal" style:family="paragraph">
      <style:paragraph-properties fo:margin-top="0.0783in" fo:margin-bottom="0.0783in" style:contextual-spacing="false" fo:line-height="150%" fo:hyphenation-ladder-count="no-limit"/>
      <style:text-properties style:font-name="Adobe Caslon Pro"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0799in" fo:margin-bottom="0.1201in" style:contextual-spacing="fals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0e37c6"/>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08b8f32" style:font-weight-asian="normal" style:font-weight-complex="normal"/>
    </style:style>
    <style:style style:name="MT3" style:family="text">
      <style:text-properties fo:language="en" fo:country="US" fo:font-weight="normal" officeooo:rsid="0009d307" style:font-weight-asian="normal" style:font-weight-complex="normal"/>
    </style:style>
    <style:style style:name="MT4" style:family="text">
      <style:text-properties fo:language="en" fo:country="US" fo:font-weight="normal" officeooo:rsid="0455e0a6" style:font-weight-asian="normal" style:font-weight-complex="normal"/>
    </style:style>
    <style:style style:name="MT5" style:family="text">
      <style:text-properties fo:language="en" fo:country="US" fo:font-weight="normal" officeooo:rsid="002f88b2" style:font-weight-asian="normal" style:font-weight-complex="normal"/>
    </style:style>
    <style:style style:name="MT6" style:family="text">
      <style:text-properties fo:language="en" fo:country="US" fo:font-weight="normal" officeooo:rsid="0055db3f" style:font-weight-asian="normal" style:font-weight-complex="normal"/>
    </style:style>
    <style:style style:name="MT7" style:family="text">
      <style:text-properties fo:language="en" fo:country="US" fo:font-weight="normal" officeooo:rsid="0456ab71" style:font-weight-asian="normal" style:font-weight-complex="normal"/>
    </style:style>
    <style:style style:name="MT8" style:family="text">
      <style:text-properties fo:language="en" fo:country="US" fo:font-weight="normal" officeooo:rsid="0044e898" style:font-weight-asian="normal" style:font-weight-complex="normal"/>
    </style:style>
    <style:style style:name="MT9" style:family="text">
      <style:text-properties fo:language="en" fo:country="US" fo:font-weight="normal" officeooo:rsid="002260d9" style:font-weight-asian="normal" style:font-weight-complex="normal"/>
    </style:style>
    <style:style style:name="MT10" style:family="text">
      <style:text-properties fo:language="en" fo:country="US" fo:font-weight="normal" officeooo:rsid="00370a6e" style:font-weight-asian="normal" style:font-weight-complex="normal"/>
    </style:style>
    <style:style style:name="MT11" style:family="text">
      <style:text-properties fo:language="en" fo:country="US" fo:font-weight="normal" officeooo:rsid="00a25c9e" style:font-weight-asian="normal" style:font-weight-complex="normal"/>
    </style:style>
    <style:style style:name="MT12" style:family="text">
      <style:text-properties fo:language="en" fo:country="US" fo:font-weight="normal" officeooo:rsid="0459f5ed" style:font-weight-asian="normal" style:font-weight-complex="normal"/>
    </style:style>
    <style:style style:name="MT13" style:family="text">
      <style:text-properties fo:language="en" fo:country="US" fo:font-weight="normal" officeooo:rsid="009d2142" style:font-weight-asian="normal" style:font-weight-complex="normal"/>
    </style:style>
    <style:style style:name="MT14" style:family="text">
      <style:text-properties officeooo:rsid="004895a8"/>
    </style:style>
    <style:style style:name="MT15"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Header"/>
      </style:header>
      <style:footer>
        <text:p text:style-name="MP1"><text:page-number text:select-page="current">9</text:page-number></text:p>
      </style:footer>
    </style:master-page>
    <style:master-page style:name="First_20_Page" style:display-name="First Page" style:page-layout-name="Mpm2" style:next-style-name="Standard">
      <style:footer>
        <text:p text:style-name="MP2"><text:span text:style-name="Default_20_Paragraph_20_Font"><text:span text:style-name="MT1">Full Content <text:line-break/></text:span></text:span><text:a xlink:type="simple" xlink:href="https://repo-spiritwiki.lightningpath.org/HUMAN/TLDR-sosteric-dissertation-electronic-journals-and-the-transformation-of-scholarly-publication.pdf" text:style-name="Internet_20_link" text:visited-style-name="Visited_20_Internet_20_Link"><text:span text:style-name="Default_20_Paragraph_20_Font"><text:span text:style-name="MT2">https://repo-spiritwiki.lightningpath.org/HUMAN/TLDR-sosteric-dissertation-electronic-journals-and-the-transformation-of-scholarly-publication.</text:span></text:span><text:span text:style-name="Default_20_Paragraph_20_Font"><text:span text:style-name="MT3">pdf</text:span></text:span></text:a><text:span text:style-name="Default_20_Paragraph_20_Font"><text:span text:style-name="MT4"><text:line-break/></text:span></text:span><text:a xlink:type="simple" xlink:href="https://www.patreon.com/posts/91088136" text:style-name="Internet_20_link" text:visited-style-name="Visited_20_Internet_20_Link"><text:span text:style-name="Default_20_Paragraph_20_Font"><text:span text:style-name="MT5">Version: </text:span></text:span><text:span text:style-name="Default_20_Paragraph_20_Font"><text:span text:style-name="MT6">0</text:span></text:span><text:span text:style-name="Default_20_Paragraph_20_Font"><text:span text:style-name="MT7">.</text:span></text:span><text:span text:style-name="Default_20_Paragraph_20_Font"><text:span text:style-name="MT6">90</text:span></text:span><text:span text:style-name="Default_20_Paragraph_20_Font"><text:span text:style-name="MT8"> </text:span></text:span></text:a><text:span text:style-name="Default_20_Paragraph_20_Font"><text:span text:style-name="MT9">/ </text:span></text:span><text:a xlink:type="simple" xlink:href="https://www.patreon.com/posts/114245337" text:style-name="Internet_20_link" text:visited-style-name="Visited_20_Internet_20_Link"><text:span text:style-name="Default_20_Paragraph_20_Font"><text:span text:style-name="MT10">License Statement</text:span></text:span></text:a><text:span text:style-name="Default_20_Paragraph_20_Font"><text:span text:style-name="MT10"> / </text:span></text:span><text:a xlink:type="simple" xlink:href="https://spiritwiki.lightningpath.org/index.php/Support" text:style-name="Internet_20_link" text:visited-style-name="Visited_20_Internet_20_Link"><text:span text:style-name="Default_20_Paragraph_20_Font"><text:span text:style-name="MT11">Please S</text:span></text:span><text:span text:style-name="Default_20_Paragraph_20_Font"><text:span text:style-name="MT12">upport </text:span></text:span><text:span text:style-name="Default_20_Paragraph_20_Font"><text:span text:style-name="MT13">the SpiritWik</text:span></text:span><text:span text:style-name="Default_20_Paragraph_20_Font"><text:span text:style-name="MT11">i and the Lightning Path</text:span></text:span></text:a><text:span text:style-name="Hyperlink"><text:span text:style-name="MT14"><text:line-break/></text:span></text:span><text:span text:style-name="Hyperlink"><text:span text:style-name="MT15">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2T08:08:24.051023766</meta:creation-date>
    <dc:date>2026-05-12T08:34:17.339778135</dc:date>
    <meta:editing-duration>PT14M21S</meta:editing-duration>
    <meta:editing-cycles>3</meta:editing-cycles>
    <meta:generator>LibreOffice/24.2.7.2$Linux_X86_64 LibreOffice_project/420$Build-2</meta:generator>
    <meta:document-statistic meta:table-count="0" meta:image-count="0" meta:object-count="0" meta:page-count="9" meta:paragraph-count="72" meta:word-count="2191" meta:character-count="16400" meta:non-whitespace-character-count="14323"/>
    <meta:user-defined meta:name="ZOTERO_PREF_1">&lt;data data-version="3" zotero-version="9.0"&gt;&lt;session id="tvN0myhI"/&gt;&lt;style id="http://www.zotero.org/styles/apa" locale="en-US" hasBibliography="1" bibliographyStyleHasBeenSet="1"/&gt;&lt;prefs&gt;&lt;pref name="fieldType" value="ReferenceMark"/&gt;&lt;pref name="automatic</meta:user-defined>
    <meta:user-defined meta:name="ZOTERO_PREF_2">JournalAbbreviations" value="true"/&gt;&lt;/prefs&gt;&lt;/data&gt;</meta:user-defined>
  </office:meta>
</office:document-meta>
</file>